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Repair tabs for smart wrapper.</text:p>
      <text:p text:style-name="Standard">-Implement tab drawing.</text:p>
      <text:p text:style-name="Standard">-Rewrite EditableTextModule (look at “editable update.txt”).</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Add new instructions to the documentation.</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Camera tabs - use camera pinning and "bring_forward" function.</text:p>
      <text:p text:style-name="Standard">-Editor Window 2.0 - minimalistic, with tabs, based on window templates.</text:p>
      <text:p text:style-name="Standard">-Saving and loading layers as projects (set of layers).</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soft-page-break/>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soft-page-break/>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soft-page-break/>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soft-page-break/>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soft-page-break/>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01T19:53:00Z</dc:date>
    <meta:template xlink:href="Normal.dotm" xlink:type="simple"/>
    <meta:editing-cycles>739</meta:editing-cycles>
    <meta:editing-duration>PT1466880S</meta:editing-duration>
    <meta:document-statistic meta:page-count="6" meta:paragraph-count="24" meta:word-count="1829" meta:character-count="12231" meta:row-count="86" meta:non-whitespace-character-count="10426"/>
  </office:meta>
</office:document-meta>
</file>